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 table:number-columns-spanned="2" table:number-rows-spanned="1">
            <text:p>In our project we use:</text:p>
          </table:table-cell>
          <table:covered-table-cell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Technology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other info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1.8.0_6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telliJ IDE </text:p>
          </table:table-cell>
          <table:table-cell office:value-type="string" calcext:value-type="string">
            <text:p>15.0.2</text:p>
          </table:table-cell>
          <table:table-cell office:value-type="string" calcext:value-type="string">
            <text:p>community edition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omcat 8 </text:p>
          </table:table-cell>
          <table:table-cell office:value-type="string" calcext:value-type="string">
            <text:p>8.0.3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ven </text:p>
          </table:table-cell>
          <table:table-cell office:value-type="string" calcext:value-type="string">
            <text:p>3.3.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ringBoo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og4J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.00.0000</text:date>, <text:time style:data-style-name="N2" text:time-value="18:21:42.22857012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9T18:32:37.188182103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5" meta:object-count="0"/>
  </office:meta>
</office:document-meta>
</file>